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626cm" loext:decorative="false"/>
      <style:paragraph-properties style:writing-mode="lr-tb"/>
    </style:style>
    <style:style style:name="gr3" style:family="graphic" style:parent-style-name="standard">
      <style:graphic-properties draw:textarea-horizontal-align="center" draw:textarea-vertical-align="middle" loext:decorative="false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5cm" svg:height="2.25cm" svg:x="10.5cm" svg:y="6.25cm">
          <text:p text:style-name="P1">EMPLEADO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25cm" svg:height="3cm" svg:x="3.25cm" svg:y="3.25cm">
          <text:p text:style-name="P1"><text:span text:style-name="T1">CÓNYUGE DE <text:s/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1.249cm" svg:y1="7.999cm" svg:x2="6.375cm" svg:y2="6.25cm" draw:end-shape="id1" draw:end-glue-point="6" svg:d="M11249 7999v-623h-4874v-1126" svg:viewBox="0 0 4875 1750">
          <text:p/>
        </draw:connector>
        <draw:connector draw:style-name="gr4" draw:text-style-name="P1" draw:layer="layout" svg:x1="6.375cm" svg:y1="3.25cm" svg:x2="13cm" svg:y2="6.25cm" draw:start-shape="id1" draw:start-glue-point="4" draw:end-shape="id2" draw:end-glue-point="0" svg:d="M6375 3250v-501h6625v3501" svg:viewBox="0 0 6626 3502">
          <text:p/>
        </draw:connector>
        <draw:frame draw:style-name="gr5" draw:text-style-name="P3" draw:layer="layout" svg:width="20.25cm" svg:height="6.25cm" svg:x="3.5cm" svg:y="9.5cm">
          <draw:text-box>
            <text:p>Es una relación recursiva debido a que tiene una relación consigo misma debido a que está representa los matrimonios dentro de la empresa . </text:p>
            <text:p/>
            <text:p>Es una relación 1:1 por qué un solo empleado solo puede estar casado con un solo empleado.</text:p>
          </draw:text-box>
        </draw:frame>
        <draw:frame draw:style-name="gr6" draw:text-style-name="P3" draw:layer="layout" svg:width="3.75cm" svg:height="1.673cm" svg:x="8cm" svg:y="1cm">
          <draw:text-box>
            <text:p>Esta casado con </text:p>
          </draw:text-box>
        </draw:frame>
        <draw:frame draw:style-name="gr7" draw:text-style-name="P3" draw:layer="layout" svg:width="2.75cm" svg:height="1.25cm" svg:x="3.25cm" svg:y="2.25cm">
          <draw:text-box>
            <text:p>(0,1)</text:p>
          </draw:text-box>
        </draw:frame>
        <draw:frame draw:style-name="gr8" draw:text-style-name="P3" draw:layer="layout" svg:width="3.25cm" svg:height="1cm" svg:x="1.25cm" svg:y="4.25cm">
          <draw:text-box>
            <text:p>1: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8T22:31:28.008000000</meta:creation-date>
    <dc:date>2024-10-18T22:38:35.016000000</dc:date>
    <meta:editing-duration>PT7M6S</meta:editing-duration>
    <meta:editing-cycles>2</meta:editing-cycles>
    <meta:generator>LibreOffice/24.8.2.1$Windows_X86_64 LibreOffice_project/0f794b6e29741098670a3b95d60478a65d05ef13</meta:generator>
    <meta:document-statistic meta:object-count="8"/>
  </office:meta>
</office:document-meta>
</file>